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468cm" table:align="left"/>
    </style:style>
    <style:style style:name="Table2.A" style:family="table-column">
      <style:table-column-properties style:column-width="3.302cm"/>
    </style:style>
    <style:style style:name="Table2.B" style:family="table-column">
      <style:table-column-properties style:column-width="3.193cm"/>
    </style:style>
    <style:style style:name="Table2.C" style:family="table-column">
      <style:table-column-properties style:column-width="10.973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.049cm" fo:border="none"/>
    </style:style>
    <style:style style:name="Table2.A5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sans-serif" fo:font-size="10pt" officeooo:paragraph-rsid="002a3d16"/>
    </style:style>
    <style:style style:name="P2" style:family="paragraph" style:parent-style-name="Table_20_Contents">
      <style:text-properties officeooo:paragraph-rsid="001e5908"/>
    </style:style>
    <style:style style:name="P3" style:family="paragraph" style:parent-style-name="Table_20_Contents">
      <style:text-properties style:font-name="Liberation Sans" fo:font-size="10pt" officeooo:rsid="002b611b" officeooo:paragraph-rsid="002b611b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style:font-name="Liberation Sans" fo:font-size="11pt" style:font-size-asian="11pt" style:font-size-complex="11pt"/>
    </style:style>
    <style:style style:name="P5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paragraph-rsid="00262c57"/>
    </style:style>
    <style:style style:name="P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23b62d"/>
    </style:style>
    <style:style style:name="P7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1cf925"/>
    </style:style>
    <style:style style:name="P8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Liberation Sans" fo:letter-spacing="normal" fo:font-style="normal" fo:font-weight="normal" officeooo:rsid="001cf925" officeooo:paragraph-rsid="001cf925"/>
    </style:style>
    <style:style style:name="P9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Liberation Sans" fo:letter-spacing="normal" fo:font-style="normal" fo:font-weight="normal" officeooo:rsid="001cf925" officeooo:paragraph-rsid="0037b6a2"/>
    </style:style>
    <style:style style:name="P10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letter-spacing="normal" fo:font-style="normal" fo:font-weight="normal" officeooo:rsid="001cf925" officeooo:paragraph-rsid="0037b6a2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cf925" officeooo:paragraph-rsid="00292ffd" style:font-size-asian="11pt" style:font-size-complex="11pt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cf925" officeooo:paragraph-rsid="00292ffd" style:font-size-asian="11pt" style:font-size-complex="11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92ffd" officeooo:paragraph-rsid="00292ffd" style:font-size-asian="11pt" style:font-size-complex="11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92ffd" officeooo:paragraph-rsid="00295b5a" style:font-size-asian="11pt" style:font-size-complex="11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1cf925" officeooo:paragraph-rsid="00292ffd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eaf1b"/>
    </style:style>
    <style:style style:name="P18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Liberation Sans" officeooo:paragraph-rsid="004d344b"/>
    </style:style>
    <style:style style:name="P1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Liberation Sans" fo:font-size="10pt" officeooo:rsid="002b611b" officeooo:paragraph-rsid="002b611b" style:font-size-asian="10pt" style:font-size-complex="10pt"/>
    </style:style>
    <style:style style:name="P20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21" style:family="paragraph" style:parent-style-name="Preformatted_20_Text">
      <style:paragraph-properties fo:margin-top="0cm" fo:margin-bottom="0cm" style:contextual-spacing="false"/>
      <style:text-properties fo:color="#000000" loext:opacity="100%" style:font-name="Liberation Mono" officeooo:paragraph-rsid="0037b6a2"/>
    </style:style>
    <style:style style:name="P22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2b611b" officeooo:paragraph-rsid="002b611b" style:font-size-asian="10pt" style:font-size-complex="10pt"/>
    </style:style>
    <style:style style:name="P23" style:family="paragraph" style:parent-style-name="Heading_20_3">
      <style:paragraph-properties fo:margin-top="0cm" fo:margin-bottom="0cm" style:contextual-spacing="false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Liberation Mono" fo:font-size="9pt" fo:font-style="normal" fo:font-weight="normal" officeooo:paragraph-rsid="003940f8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Table_20_Contents">
      <style:paragraph-properties fo:margin-top="0cm" fo:margin-bottom="0.12cm" style:contextual-spacing="false"/>
      <style:text-properties style:font-name="Liberation Sans" fo:font-size="10pt" style:font-size-asian="10pt" style:font-size-complex="10pt"/>
    </style:style>
    <style:style style:name="P26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1cf925" style:font-size-asian="10pt" style:font-size-complex="10pt"/>
    </style:style>
    <style:style style:name="P27" style:family="paragraph" style:parent-style-name="Title">
      <style:paragraph-properties fo:text-align="start" style:justify-single-word="false"/>
    </style:style>
    <style:style style:name="P28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Liberation Sans" fo:font-size="10pt" officeooo:rsid="002b611b" officeooo:paragraph-rsid="002b611b" style:font-size-asian="10pt" style:font-size-complex="10pt"/>
    </style:style>
    <style:style style:name="P2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31" style:family="paragraph" style:parent-style-name="Contents_20_Heading">
      <style:text-properties style:font-name="Liberation Sans" fo:font-size="11pt" style:font-size-asian="11pt" style:font-size-complex="11pt"/>
    </style:style>
    <style:style style:name="P32" style:family="paragraph" style:parent-style-name="Heading_20_3">
      <style:text-properties fo:font-variant="normal" fo:text-transform="none" fo:color="#595959" loext:opacity="100%" style:font-name="Liberation Sans" fo:font-size="14pt" fo:letter-spacing="normal" fo:font-style="normal" fo:font-weight="normal" officeooo:rsid="0035ef4c" style:font-name-asian="Songti SC" style:font-size-asian="14pt" style:font-weight-asian="bold" style:font-name-complex="Arial Unicode MS" style:font-size-complex="14pt" style:font-weight-complex="bold"/>
    </style:style>
    <style:style style:name="P33" style:family="paragraph" style:parent-style-name="Preformatted_20_Text">
      <style:text-properties fo:color="#000000" loext:opacity="100%" style:font-name="Liberation Mono"/>
    </style:style>
    <style:style style:name="P34" style:family="paragraph" style:parent-style-name="Text_20_body">
      <style:paragraph-properties fo:margin-top="0cm" fo:margin-bottom="0cm" style:contextual-spacing="false"/>
      <style:text-properties style:use-window-font-color="true" loext:opacity="0%" style:font-name="Liberation Mono" fo:font-size="9pt" fo:font-style="normal" fo:font-weight="normal" officeooo:paragraph-rsid="003940f8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Preformatted_20_Text">
      <style:text-properties style:use-window-font-color="true" loext:opacity="0%" fo:font-size="9pt" style:font-size-asian="9pt" style:font-size-complex="9pt"/>
    </style:style>
    <style:style style:name="P36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style:use-window-font-color="true" loext:opacity="0%" style:font-name="Liberation Mono" fo:font-size="9pt" fo:letter-spacing="normal" fo:font-style="normal" fo:font-weight="normal" style:font-size-asian="9pt" style:font-size-complex="9pt"/>
    </style:style>
    <style:style style:name="P37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Liberation Mono" fo:font-size="9pt" fo:letter-spacing="normal" fo:font-style="normal" fo:font-weight="normal" style:font-size-asian="9pt" style:font-size-complex="9pt"/>
    </style:style>
    <style:style style:name="P38" style:family="paragraph" style:parent-style-name="Heading_20_4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tyle="italic" style:font-style-asian="italic" style:font-style-complex="italic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officeooo:rsid="0028022d"/>
    </style:style>
    <style:style style:name="T5" style:family="text">
      <style:text-properties fo:color="#808080" loext:opacity="100%" style:font-name="Liberation Mono" officeooo:rsid="0039fe0f"/>
    </style:style>
    <style:style style:name="T6" style:family="text">
      <style:text-properties fo:color="#808080" loext:opacity="100%" style:font-name="Liberation Mono" officeooo:rsid="0023b62d"/>
    </style:style>
    <style:style style:name="T7" style:family="text">
      <style:text-properties fo:color="#808080" loext:opacity="100%" style:font-name="Liberation Mono" officeooo:rsid="00262c57"/>
    </style:style>
    <style:style style:name="T8" style:family="text">
      <style:text-properties fo:color="#808080" loext:opacity="100%" style:font-name="Liberation Mono" fo:font-weight="bold" officeooo:rsid="001cf925" style:font-weight-asian="bold" style:font-weight-complex="bold"/>
    </style:style>
    <style:style style:name="T9" style:family="text">
      <style:text-properties fo:color="#808080" loext:opacity="100%" style:font-name="Liberation Mono" fo:font-weight="bold" officeooo:rsid="00295b5a" style:font-weight-asian="bold" style:font-weight-complex="bold"/>
    </style:style>
    <style:style style:name="T10" style:family="text">
      <style:text-properties fo:color="#808080" loext:opacity="100%" style:font-name="Liberation Mono" fo:font-weight="bold" officeooo:rsid="003533ba" style:font-weight-asian="bold" style:font-weight-complex="bold"/>
    </style:style>
    <style:style style:name="T11" style:family="text">
      <style:text-properties fo:color="#000000" loext:opacity="100%" style:font-name="Liberation Sans" officeooo:rsid="001cf925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style:font-name="Liberation Sans" fo:font-weight="bold" officeooo:rsid="0023b62d" style:font-weight-asian="bold" style:font-weight-complex="bold"/>
    </style:style>
    <style:style style:name="T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cf925" style:font-size-asian="11pt" style:font-size-complex="11pt"/>
    </style:style>
    <style:style style:name="T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3d16" style:font-size-asian="11pt" style:font-size-complex="11pt"/>
    </style:style>
    <style:style style:name="T1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24c45" style:font-size-asian="11pt" style:font-size-complex="11pt"/>
    </style:style>
    <style:style style:name="T17" style:family="text">
      <style:text-properties fo:font-variant="normal" fo:text-transform="none" fo:color="#000000" loext:opacity="100%" fo:font-size="11pt" fo:letter-spacing="normal" fo:font-style="normal" fo:font-weight="normal" officeooo:rsid="00b5c7d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18" style:family="text">
      <style:text-properties fo:font-variant="normal" fo:text-transform="none" fo:color="#000000" loext:opacity="100%" fo:font-size="11pt" fo:letter-spacing="normal" fo:font-style="normal" fo:font-weight="normal" officeooo:rsid="00637366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fo:font-size="11pt" fo:letter-spacing="normal" fo:font-style="normal" fo:font-weight="normal" officeooo:rsid="00ba333b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" style:family="text">
      <style:text-properties fo:font-variant="normal" fo:text-transform="none" fo:color="#000000" loext:opacity="100%" fo:font-size="11pt" fo:letter-spacing="normal" fo:font-style="normal" fo:font-weight="normal" officeooo:rsid="00b6d115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1" style:family="text">
      <style:text-properties fo:font-variant="normal" fo:text-transform="none" fo:color="#000000" loext:opacity="100%" fo:font-size="11pt" fo:letter-spacing="normal" fo:font-style="normal" fo:font-weight="normal" officeooo:rsid="0042a305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2" style:family="text">
      <style:text-properties fo:font-variant="normal" fo:text-transform="none" fo:color="#000000" loext:opacity="100%" fo:font-size="11pt" fo:letter-spacing="normal" fo:font-style="normal" fo:font-weight="normal" officeooo:rsid="004084b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fo:font-size="11pt" fo:letter-spacing="normal" fo:font-style="normal" fo:font-weight="normal" officeooo:rsid="004d344b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4" style:family="text">
      <style:text-properties fo:font-variant="normal" fo:text-transform="none" fo:color="#000000" loext:opacity="100%" fo:font-size="11pt" fo:letter-spacing="normal" fo:font-style="normal" fo:font-weight="normal" officeooo:rsid="004ee1a0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fo:font-size="11pt" fo:letter-spacing="normal" fo:font-style="normal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6" style:family="text">
      <style:text-properties fo:font-variant="normal" fo:text-transform="none" fo:color="#000000" loext:opacity="100%" fo:font-size="11pt" fo:letter-spacing="normal" fo:font-style="normal" fo:font-weight="normal" officeooo:rsid="005294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7" style:family="text">
      <style:text-properties fo:font-variant="normal" fo:text-transform="none" fo:color="#000000" loext:opacity="100%" fo:font-size="11pt" fo:letter-spacing="normal" fo:font-style="italic" fo:font-weight="normal" officeooo:rsid="00b5c7da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28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cf925" style:font-size-asian="11pt" style:font-size-complex="11pt"/>
    </style:style>
    <style:style style:name="T29" style:family="text">
      <style:text-properties fo:font-variant="normal" fo:text-transform="none" fo:color="#000080" loext:opacity="100%" fo:font-size="11pt" fo:letter-spacing="normal" fo:font-style="normal" style:text-underline-style="solid" style:text-underline-width="auto" style:text-underline-color="font-color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0" style:family="text">
      <style:text-properties fo:font-variant="normal" fo:text-transform="none" fo:color="#595959" loext:opacity="100%" style:font-name="Liberation Sans" fo:letter-spacing="normal" fo:font-style="normal" fo:font-weight="normal" officeooo:rsid="0037b6a2"/>
    </style:style>
    <style:style style:name="T31" style:family="text">
      <style:text-properties fo:font-variant="normal" fo:text-transform="none" fo:color="#595959" loext:opacity="100%" style:font-name="Liberation Sans" fo:letter-spacing="normal" fo:font-style="normal" fo:font-weight="normal" officeooo:rsid="0023b62d"/>
    </style:style>
    <style:style style:name="T32" style:family="text">
      <style:text-properties fo:font-variant="normal" fo:text-transform="none" fo:color="#595959" loext:opacity="100%" style:font-name="Liberation Sans" fo:letter-spacing="normal" fo:font-style="normal" fo:font-weight="normal" officeooo:rsid="0023b62d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name-asian="Songti SC" style:font-style-asian="normal" style:font-weight-asian="normal" style:font-name-complex="Arial Unicode MS" style:font-style-complex="normal" style:font-weight-complex="normal"/>
    </style:style>
    <style:style style:name="T35" style:family="text">
      <style:text-properties fo:font-variant="normal" fo:text-transform="none" fo:color="#808080" loext:opacity="100%" fo:font-size="11pt" fo:letter-spacing="normal" fo:font-style="normal" fo:font-weight="bold" officeooo:rsid="00b5c7da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6" style:family="text">
      <style:text-properties fo:font-variant="normal" fo:text-transform="none" fo:color="#808080" loext:opacity="100%" fo:font-size="11pt" fo:letter-spacing="normal" fo:font-style="italic" fo:font-weight="bold" officeooo:rsid="00b5c7da" style:font-name-asian="Songti SC" style:font-size-asian="11pt" style:font-style-asian="italic" style:font-weight-asian="bold" style:font-name-complex="Arial Unicode MS" style:font-size-complex="11pt" style:font-style-complex="italic" style:font-weight-complex="bold"/>
    </style:style>
    <style:style style:name="T37" style:family="text">
      <style:text-properties fo:font-variant="normal" fo:text-transform="none" fo:color="#0000ff" loext:opacity="100%" fo:font-size="11pt" fo:letter-spacing="normal" fo:font-style="normal" fo:font-weight="bold" officeooo:rsid="00b5c7da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8" style:family="text">
      <style:text-properties fo:font-variant="normal" fo:text-transform="none" fo:color="#0000ff" loext:opacity="100%" fo:font-size="11pt" fo:letter-spacing="normal" fo:font-style="normal" fo:font-weight="bold" officeooo:rsid="0047472f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9" style:family="text">
      <style:text-properties fo:font-variant="normal" fo:text-transform="none" fo:color="#0000ff" loext:opacity="100%" fo:font-size="11pt" fo:letter-spacing="normal" fo:font-style="normal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40" style:family="text">
      <style:text-properties fo:font-variant="normal" fo:text-transform="none" fo:color="#0000ff" loext:opacity="100%" fo:font-size="11pt" fo:letter-spacing="normal" fo:font-style="normal" style:text-underline-style="solid" style:text-underline-width="auto" style:text-underline-color="font-color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41" style:family="text">
      <style:text-properties officeooo:rsid="001cf925"/>
    </style:style>
    <style:style style:name="T42" style:family="text">
      <style:text-properties fo:color="#666666" loext:opacity="100%" style:font-name="Liberation Mono" fo:font-size="9pt" officeooo:rsid="001e5908" style:font-size-asian="9pt" style:font-size-complex="9pt"/>
    </style:style>
    <style:style style:name="T43" style:family="text">
      <style:text-properties fo:color="#666666" loext:opacity="100%" style:font-name="Liberation Mono" fo:font-size="9pt" officeooo:rsid="002b611b" style:font-size-asian="9pt" style:font-size-complex="9pt"/>
    </style:style>
    <style:style style:name="T44" style:family="text">
      <style:text-properties fo:color="#666666" loext:opacity="100%" style:font-name="Liberation Mono" fo:font-size="9pt" officeooo:rsid="0030a7ba" style:font-size-asian="9pt" style:font-size-complex="9pt"/>
    </style:style>
    <style:style style:name="T45" style:family="text">
      <style:text-properties fo:color="#666666" loext:opacity="100%" style:font-name="Liberation Mono" fo:font-size="9pt" officeooo:rsid="0047393c" style:font-size-asian="9pt" style:font-size-complex="9pt"/>
    </style:style>
    <style:style style:name="T46" style:family="text">
      <style:text-properties fo:color="#000080" loext:opacity="100%"/>
    </style:style>
    <style:style style:name="T47" style:family="text">
      <style:text-properties fo:color="#000080" loext:opacity="100%" fo:font-style="italic" style:text-underline-style="solid" style:text-underline-width="auto" style:text-underline-color="font-color" style:font-style-asian="italic" style:font-style-complex="italic"/>
    </style:style>
    <style:style style:name="T48" style:family="text">
      <style:text-properties fo:color="#000080" loext:opacity="100%" fo:font-style="italic" style:text-underline-style="solid" style:text-underline-width="auto" style:text-underline-color="font-color" officeooo:rsid="0024b46c" style:font-style-asian="italic" style:font-style-complex="italic"/>
    </style:style>
    <style:style style:name="T49" style:family="text">
      <style:text-properties fo:color="#000080" loext:opacity="100%" fo:font-style="italic" style:text-underline-style="solid" style:text-underline-width="auto" style:text-underline-color="font-color" officeooo:rsid="00262c57" style:font-style-asian="italic" style:font-style-complex="italic"/>
    </style:style>
    <style:style style:name="T50" style:family="text">
      <style:text-properties fo:color="#000080" loext:opacity="100%" fo:font-style="italic" style:text-underline-style="solid" style:text-underline-width="auto" style:text-underline-color="font-color" officeooo:rsid="00341fe8" style:font-style-asian="italic" style:font-style-complex="italic"/>
    </style:style>
    <style:style style:name="T51" style:family="text">
      <style:text-properties fo:color="#000080" loext:opacity="100%" fo:font-style="italic" style:text-underline-style="solid" style:text-underline-width="auto" style:text-underline-color="font-color" officeooo:rsid="001cf925" style:font-style-asian="italic" style:font-style-complex="italic"/>
    </style:style>
    <style:style style:name="T52" style:family="text">
      <style:text-properties fo:color="#000080" loext:opacity="100%" style:font-name="Liberation Sans" fo:font-style="italic" style:text-underline-style="solid" style:text-underline-width="auto" style:text-underline-color="font-color" officeooo:rsid="00262c57" style:font-style-asian="italic" style:font-style-complex="italic"/>
    </style:style>
    <style:style style:name="T53" style:family="text">
      <style:text-properties fo:color="#000080" loext:opacity="100%" style:font-name="Liberation Sans" fo:font-style="italic" style:text-underline-style="solid" style:text-underline-width="auto" style:text-underline-color="font-color" officeooo:rsid="00354a9e" style:font-style-asian="italic" style:font-style-complex="italic"/>
    </style:style>
    <style:style style:name="T54" style:family="text">
      <style:text-properties officeooo:rsid="0023b62d"/>
    </style:style>
    <style:style style:name="T55" style:family="text">
      <style:text-properties officeooo:rsid="002467b0"/>
    </style:style>
    <style:style style:name="T56" style:family="text">
      <style:text-properties officeooo:rsid="0024b46c"/>
    </style:style>
    <style:style style:name="T57" style:family="text">
      <style:text-properties officeooo:rsid="00262c57"/>
    </style:style>
    <style:style style:name="T58" style:family="text">
      <style:text-properties fo:color="#a9a9a9" loext:opacity="100%" style:font-name="Liberation Mono" fo:font-weight="bold" officeooo:rsid="0024b46c" style:font-weight-asian="bold" style:font-weight-complex="bold"/>
    </style:style>
    <style:style style:name="T59" style:family="text">
      <style:text-properties fo:color="#a9a9a9" loext:opacity="100%" style:font-name="Liberation Mono" style:text-underline-style="none" fo:font-weight="bold" officeooo:rsid="0031e81f" style:font-weight-asian="bold" style:font-weight-complex="bold"/>
    </style:style>
    <style:style style:name="T60" style:family="text">
      <style:text-properties style:font-name="Liberation Sans"/>
    </style:style>
    <style:style style:name="T61" style:family="text">
      <style:text-properties style:font-name="Liberation Sans" officeooo:rsid="00262c57"/>
    </style:style>
    <style:style style:name="T62" style:family="text">
      <style:text-properties style:font-name="Liberation Sans" officeooo:rsid="0024b46c" style:font-weight-asian="normal" style:font-weight-complex="normal"/>
    </style:style>
    <style:style style:name="T63" style:family="text">
      <style:text-properties style:font-name="Liberation Sans" officeooo:rsid="0028a210"/>
    </style:style>
    <style:style style:name="T64" style:family="text">
      <style:text-properties style:font-name="Liberation Sans" officeooo:rsid="00262c57" style:font-style-asian="normal" style:font-weight-asian="normal" style:font-style-complex="normal" style:font-weight-complex="normal"/>
    </style:style>
    <style:style style:name="T65" style:family="text">
      <style:text-properties style:font-name="Liberation Sans" officeooo:rsid="0028a210" style:font-style-asian="normal" style:font-weight-asian="normal" style:font-style-complex="normal" style:font-weight-complex="normal"/>
    </style:style>
    <style:style style:name="T66" style:family="text">
      <style:text-properties style:font-name="Liberation Sans" officeooo:rsid="00354a9e" style:font-style-asian="normal" style:font-weight-asian="normal" style:font-style-complex="normal" style:font-weight-complex="normal"/>
    </style:style>
    <style:style style:name="T67" style:family="text">
      <style:text-properties style:font-name="Liberation Sans" officeooo:rsid="0028022d"/>
    </style:style>
    <style:style style:name="T68" style:family="text">
      <style:text-properties style:font-name="Liberation Sans" officeooo:rsid="00292ffd"/>
    </style:style>
    <style:style style:name="T69" style:family="text">
      <style:text-properties style:font-name="Liberation Sans" fo:font-size="23pt" fo:font-weight="normal" officeooo:rsid="002a3d16" style:font-name-asian="PingFang SC" style:font-size-asian="23pt" style:font-weight-asian="normal" style:font-name-complex="Arial Unicode MS" style:font-size-complex="23pt" style:font-weight-complex="normal"/>
    </style:style>
    <style:style style:name="T70" style:family="text">
      <style:text-properties style:font-name="Liberation Sans" fo:font-size="23pt" fo:font-weight="normal" style:font-size-asian="23pt" style:font-weight-asian="normal" style:font-size-complex="23pt" style:font-weight-complex="normal"/>
    </style:style>
    <style:style style:name="T71" style:family="text">
      <style:text-properties style:font-name="Liberation Sans" fo:font-size="23pt" fo:font-weight="normal" officeooo:rsid="0028022d" style:font-size-asian="23pt" style:font-weight-asian="normal" style:font-size-complex="23pt" style:font-weight-complex="normal"/>
    </style:style>
    <style:style style:name="T72" style:family="text">
      <style:text-properties style:font-name="Liberation Sans" fo:font-size="23pt" fo:font-style="italic" fo:font-weight="normal" style:font-size-asian="23pt" style:font-style-asian="italic" style:font-weight-asian="normal" style:font-size-complex="23pt" style:font-style-complex="italic" style:font-weight-complex="normal"/>
    </style:style>
    <style:style style:name="T73" style:family="text">
      <style:text-properties style:font-name="Liberation Sans" officeooo:rsid="00354a9e"/>
    </style:style>
    <style:style style:name="T74" style:family="text">
      <style:text-properties style:font-name="Liberation Sans" fo:font-size="11pt" style:font-size-asian="11pt" style:font-size-complex="11pt"/>
    </style:style>
    <style:style style:name="T75" style:family="text">
      <style:text-properties style:font-name="Liberation Sans" fo:font-size="11pt" officeooo:rsid="0035ef4c" style:font-size-asian="11pt" style:font-size-complex="11pt"/>
    </style:style>
    <style:style style:name="T76" style:family="text">
      <style:text-properties style:font-name="Liberation Sans" fo:font-size="11pt" fo:font-style="italic" style:font-size-asian="11pt" style:font-size-complex="11pt"/>
    </style:style>
    <style:style style:name="T77" style:family="text">
      <style:text-properties style:font-name="Liberation Sans" fo:font-size="11pt" fo:font-style="normal" style:font-size-asian="11pt" style:font-size-complex="11pt"/>
    </style:style>
    <style:style style:name="T78" style:family="text"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T79" style:family="text">
      <style:text-properties style:font-name="Liberation Sans" officeooo:rsid="003940f8"/>
    </style:style>
    <style:style style:name="T80" style:family="text">
      <style:text-properties officeooo:rsid="0028022d"/>
    </style:style>
    <style:style style:name="T81" style:family="text">
      <style:text-properties officeooo:rsid="00295b5a"/>
    </style:style>
    <style:style style:name="T82" style:family="text">
      <style:text-properties officeooo:rsid="002b611b"/>
    </style:style>
    <style:style style:name="T83" style:family="text">
      <style:text-properties style:use-window-font-color="true" loext:opacity="0%"/>
    </style:style>
    <style:style style:name="T84" style:family="text">
      <style:text-properties style:use-window-font-color="true" loext:opacity="0%" style:text-underline-style="none"/>
    </style:style>
    <style:style style:name="T85" style:family="text">
      <style:text-properties style:use-window-font-color="true" loext:opacity="0%" style:text-underline-style="none" officeooo:rsid="0031e81f"/>
    </style:style>
    <style:style style:name="T86" style:family="text">
      <style:text-properties style:use-window-font-color="true" loext:opacity="0%" style:text-underline-style="none" officeooo:rsid="003bf1b0"/>
    </style:style>
    <style:style style:name="T87" style:family="text">
      <style:text-properties officeooo:rsid="00341fe8"/>
    </style:style>
    <style:style style:name="T88" style:family="text">
      <style:text-properties officeooo:rsid="003533ba"/>
    </style:style>
    <style:style style:name="T89" style:family="text">
      <style:text-properties officeooo:rsid="00354a9e"/>
    </style:style>
    <style:style style:name="T90" style:family="text">
      <style:text-properties officeooo:rsid="0035ef4c"/>
    </style:style>
    <style:style style:name="T91" style:family="text">
      <style:text-properties officeooo:rsid="0037b6a2"/>
    </style:style>
    <style:style style:name="T92" style:family="text">
      <style:text-properties officeooo:rsid="003940f8"/>
    </style:style>
    <style:style style:name="T93" style:family="text">
      <style:text-properties officeooo:rsid="003bf1b0"/>
    </style:style>
    <style:style style:name="T94" style:family="text">
      <style:text-properties fo:font-size="10pt" officeooo:rsid="003f0635" style:font-name-asian="Liberation Mono1" style:font-size-asian="10pt" style:font-name-complex="Liberation Mono1" style:font-size-complex="10pt"/>
    </style:style>
    <style:style style:name="T95" style:family="text">
      <style:text-properties officeooo:rsid="00462302"/>
    </style:style>
    <style:style style:name="T96" style:family="text">
      <style:text-properties fo:color="#ff0000" loext:opacity="100%"/>
    </style:style>
    <style:style style:name="T97" style:family="text">
      <style:text-properties officeooo:rsid="004fd33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-start text:name="__RefHeading___Toc3126_4218937829"/><text:span text:style-name="T71">Funciones para encontrar</text:span><text:span text:style-name="T70"> todos los </text:span><text:span text:style-name="T72">nombres</text:span><text:span text:style-name="T70"> </text:span><text:span text:style-name="T69">de</text:span><text:span text:style-name="T70"> una </text:span><text:span text:style-name="T72">expresión</text:span><text:bookmark-end text:name="__RefHeading___Toc3126_4218937829"/></text:p>
      <text:h text:style-name="P7" text:outline-level="3"><text:bookmark-start text:name="__RefHeading___Toc3128_4218937829"/><text:span text:style-name="T54">1. </text:span>Descripción<text:bookmark-end text:name="__RefHeading___Toc3128_4218937829"/></text:h>
      <text:p text:style-name="P13"><text:span text:style-name="T80">Las funciones </text:span><text:span text:style-name="T4">all.names()</text:span><text:span text:style-name="T67"> y </text:span><text:span text:style-name="T4">all.vars()</text:span><text:span text:style-name="T80"> </text:span><text:span text:style-name="T93">son herramientas de descomposición sintáctica </text:span><text:span text:style-name="T95">que</text:span><text:span text:style-name="T93"> </text:span><text:span text:style-name="T80">d</text:span>evuelve<text:span text:style-name="T80">n</text:span> un vector de caracteres que contiene todos los <text:span text:style-name="T47">nombres</text:span> que aparecen en una <text:span text:style-name="T47">expresión</text:span> o <text:span text:style-name="T55">en una</text:span> <text:span text:style-name="T47">llamada</text:span><text:span text:style-name="T84"> </text:span><text:span text:style-name="T86">de</text:span><text:span text:style-name="T85"> </text:span><text:span text:style-name="T59">R</text:span>.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Contenido</text:p>
          </text:index-title>
          <text:p text:style-name="P29"><text:a xlink:type="simple" xlink:href="#__RefHeading___Toc3128_4218937829" text:style-name="Index_20_Link" text:visited-style-name="Index_20_Link"><text:span text:style-name="T74">1. Descripción<text:tab/>1</text:span></text:a></text:p>
          <text:p text:style-name="P29"><text:a xlink:type="simple" xlink:href="#__RefHeading___Toc3130_4218937829" text:style-name="Index_20_Link" text:visited-style-name="Index_20_Link"><text:span text:style-name="T74">2. Forma de uso o sintaxis<text:tab/>1</text:span></text:a></text:p>
          <text:p text:style-name="P29"><text:a xlink:type="simple" xlink:href="#__RefHeading___Toc3132_4218937829" text:style-name="Index_20_Link" text:visited-style-name="Index_20_Link"><text:span text:style-name="T74">3. Argumentos<text:tab/>1</text:span></text:a></text:p>
          <text:p text:style-name="P29"><text:a xlink:type="simple" xlink:href="#__RefHeading___Toc3134_4218937829" text:style-name="Index_20_Link" text:visited-style-name="Index_20_Link"><text:span text:style-name="T74">4. Detalles<text:tab/>2</text:span></text:a></text:p>
          <text:p text:style-name="P29"><text:a xlink:type="simple" xlink:href="#__RefHeading___Toc3136_4218937829" text:style-name="Index_20_Link" text:visited-style-name="Index_20_Link"><text:span text:style-name="T74">5. Valor devuelto<text:tab/>2</text:span></text:a></text:p>
          <text:p text:style-name="P29"><text:a xlink:type="simple" xlink:href="#__RefHeading___Toc1006_3405708704" text:style-name="Index_20_Link" text:visited-style-name="Index_20_Link"><text:span text:style-name="T74">6. Referencias<text:tab/>2</text:span></text:a></text:p>
          <text:p text:style-name="P29"><text:a xlink:type="simple" xlink:href="#__RefHeading___Toc3138_4218937829" text:style-name="Index_20_Link" text:visited-style-name="Index_20_Link"><text:span text:style-name="T74">7. Véase también<text:tab/>2</text:span></text:a></text:p>
          <text:p text:style-name="P29"><text:a xlink:type="simple" xlink:href="#__RefHeading___Toc3531_3405708704" text:style-name="Index_20_Link" text:visited-style-name="Index_20_Link"><text:span text:style-name="T74">8. Ejemplos<text:tab/>2</text:span></text:a></text:p>
          <text:p text:style-name="P29"><text:a xlink:type="simple" xlink:href="#__RefHeading___Toc3533_3405708704" text:style-name="Index_20_Link" text:visited-style-name="Index_20_Link"><text:span text:style-name="T77">9. Código fuente</text:span></text:a><text:a xlink:type="simple" xlink:href="#__RefHeading___Toc3533_3405708704" text:style-name="Index_20_Link" text:visited-style-name="Index_20_Link"><text:span text:style-name="T74"><text:tab/>2</text:span></text:a></text:p>
          <text:p text:style-name="P30"><text:a xlink:type="simple" xlink:href="#__RefHeading___Toc3535_3405708704" text:style-name="Index_20_Link" text:visited-style-name="Index_20_Link"><text:span text:style-name="T74">A. all.names()<text:tab/>2</text:span></text:a></text:p>
          <text:p text:style-name="P30"><text:a xlink:type="simple" xlink:href="#__RefHeading___Toc3537_3405708704" text:style-name="Index_20_Link" text:visited-style-name="Index_20_Link"><text:span text:style-name="T74">B. all.vars()<text:tab/>2</text:span></text:a></text:p>
          <text:p text:style-name="P29"><text:a xlink:type="simple" xlink:href="#__RefHeading___Toc3539_3405708704" text:style-name="Index_20_Link" text:visited-style-name="Index_20_Link"><text:span text:style-name="T78">10. Sobre la traducción</text:span></text:a><text:a xlink:type="simple" xlink:href="#__RefHeading___Toc3539_3405708704" text:style-name="Index_20_Link" text:visited-style-name="Index_20_Link"><text:span text:style-name="T74"><text:tab/>3</text:span></text:a></text:p>
        </text:index-body>
      </text:table-of-content>
      <text:p text:style-name="P16"/>
      <text:h text:style-name="P6" text:outline-level="3"><text:bookmark-start text:name="__RefHeading___Toc3130_4218937829"/>2. Forma de uso o sintaxis<text:bookmark-end text:name="__RefHeading___Toc3130_4218937829"/></text:h>
      <text:p text:style-name="P10"/>
      <text:p text:style-name="P36">all.names(expr, functions = TRUE, max.names = -1L, unique = FALSE)</text:p>
      <text:p text:style-name="P37">all.vars(expr, functions = FALSE, max.names = -1L, unique = TRUE)</text:p>
      <text:p text:style-name="P20"/>
      <text:h text:style-name="P5" text:outline-level="3"><text:bookmark-start text:name="__RefHeading___Toc3132_4218937829"/><text:span text:style-name="T90">3</text:span><text:span text:style-name="T54">. </text:span>Argument<text:span text:style-name="T54">o</text:span>s<text:bookmark-end text:name="__RefHeading___Toc3132_4218937829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05553167732992">
          <table:table-cell table:style-name="Table2.A1" office:value-type="string">
            <text:p text:style-name="P3">Argumento</text:p>
          </table:table-cell>
          <table:table-cell table:style-name="Table2.A1" office:value-type="string">
            <text:p text:style-name="P3">Valor esperado</text:p>
          </table:table-cell>
          <table:table-cell table:style-name="Table2.A1" office:value-type="string">
            <text:p text:style-name="P22">Descripción</text:p>
          </table:table-cell>
        </table:table-row>
        <table:table-row table:style-name="TableLine105553168553472">
          <table:table-cell table:style-name="Table2.A2" office:value-type="string">
            <text:p text:style-name="Table_20_Contents"><text:span text:style-name="Source_20_Text"><text:span text:style-name="T3">expr</text:span></text:span></text:p>
            <text:p text:style-name="P2"><text:span text:style-name="Source_20_Text"><text:span text:style-name="T42">expresión</text:span></text:span></text:p>
          </table:table-cell>
          <table:table-cell table:style-name="Table2.A2" office:value-type="string">
            <text:p text:style-name="P28">Una sentencia.</text:p>
          </table:table-cell>
          <table:table-cell table:style-name="Table2.C2" office:value-type="string">
            <text:p text:style-name="P25"><text:span text:style-name="T50">E</text:span><text:span text:style-name="T51">xpresión</text:span><text:span text:style-name="T41"> o </text:span><text:span text:style-name="T51">llamada</text:span><text:span text:style-name="T41"> desde la cual </text:span><text:span text:style-name="T87">se extraerán los nombres.</text:span></text:p>
          </table:table-cell>
        </table:table-row>
        <table:table-row table:style-name="TableLine105553168508160">
          <table:table-cell table:style-name="Table2.A2" office:value-type="string">
            <text:p text:style-name="Table_20_Contents"><text:span text:style-name="Source_20_Text"><text:span text:style-name="T3">functions</text:span></text:span></text:p>
            <text:p text:style-name="P2"><text:span text:style-name="Source_20_Text"><text:span text:style-name="T42">funci</text:span></text:span><text:span text:style-name="Source_20_Text"><text:span text:style-name="T44">o</text:span></text:span><text:span text:style-name="Source_20_Text"><text:span text:style-name="T42">n</text:span></text:span><text:span text:style-name="Source_20_Text"><text:span text:style-name="T43">es</text:span></text:span></text:p>
          </table:table-cell>
          <table:table-cell table:style-name="Table2.A2" office:value-type="string">
            <text:p text:style-name="P28">Un valor lógico</text:p>
          </table:table-cell>
          <table:table-cell table:style-name="Table2.C2" office:value-type="string">
            <text:p text:style-name="P26"><text:span text:style-name="T87">V</text:span>alor lógico que indica si los nombres de la función deberán ser incluídos en el resultado.</text:p>
          </table:table-cell>
        </table:table-row>
        <table:table-row table:style-name="TableLine105553168514560">
          <table:table-cell table:style-name="Table2.A2" office:value-type="string">
            <text:p text:style-name="Table_20_Contents"><text:span text:style-name="Source_20_Text"><text:span text:style-name="T3">max.names</text:span></text:span></text:p>
            <text:p text:style-name="P2"><text:span text:style-name="Source_20_Text"><text:span text:style-name="T45">núm</text:span></text:span><text:span text:style-name="Source_20_Text"><text:span text:style-name="T42">.nombres</text:span></text:span></text:p>
          </table:table-cell>
          <table:table-cell table:style-name="Table2.A2" office:value-type="string">
            <text:p text:style-name="P28">Un valor entero</text:p>
          </table:table-cell>
          <table:table-cell table:style-name="Table2.C2" office:value-type="string">
            <text:p text:style-name="P25"><text:span text:style-name="T82">E</text:span><text:span text:style-name="T41">l número máximo de nombres </text:span><text:span text:style-name="T82">que serán</text:span><text:span text:style-name="T41"> devueltos. </text:span><text:span text:style-name="T88">Un valor de</text:span><text:span text:style-name="T41"> -1 indica</text:span><text:span text:style-name="T82">rá</text:span><text:span text:style-name="T41"> </text:span><text:span text:style-name="T88">que el único límite en el número de nombres devueltos será el de la extensión máxima de los vectores en </text:span><text:span text:style-name="T10">R</text:span><text:span text:style-name="T88">.</text:span></text:p>
          </table:table-cell>
        </table:table-row>
        <table:table-row table:style-name="TableLine105553168511488">
          <table:table-cell table:style-name="Table2.A5" office:value-type="string">
            <text:p text:style-name="Table_20_Contents"><text:span text:style-name="Source_20_Text"><text:span text:style-name="T3">unique</text:span></text:span></text:p>
            <text:p text:style-name="P2"><text:span text:style-name="Source_20_Text"><text:span text:style-name="T42">único</text:span></text:span></text:p>
          </table:table-cell>
          <table:table-cell table:style-name="Table2.A5" office:value-type="string">
            <text:p text:style-name="P19">Un valor lógico</text:p>
          </table:table-cell>
          <table:table-cell table:style-name="Table2.A5" office:value-type="string">
            <text:p text:style-name="P26"><text:span text:style-name="T82">U</text:span>n valor lógico que indica si los nombres duplicados deberán ser removidos del <text:span text:style-name="T89">resultado</text:span>.</text:p>
          </table:table-cell>
        </table:table-row>
      </table:table>
      <text:h text:style-name="P7" text:outline-level="3"><text:bookmark-start text:name="__RefHeading___Toc3134_4218937829"/><text:soft-page-break/><text:span text:style-name="T90">4</text:span><text:span text:style-name="T54">. </text:span>Detalles<text:bookmark-end text:name="__RefHeading___Toc3134_4218937829"/></text:h>
      <text:p text:style-name="P12"><text:span text:style-name="T55">La</text:span><text:span text:style-name="T57">s </text:span><text:span text:style-name="T49">llamadas</text:span><text:span text:style-name="T57">, </text:span><text:span text:style-name="T89">las</text:span><text:span text:style-name="T57"> </text:span><text:span text:style-name="T49">expresiones</text:span><text:span text:style-name="T57"> y </text:span><text:span text:style-name="T89">los</text:span><text:span text:style-name="T56"> </text:span><text:span text:style-name="T48">nombres</text:span><text:span text:style-name="T56"> son tipos de objetos que constituyen las estructuras sintácticas básicas del lenguaje </text:span><text:span text:style-name="T89">en</text:span><text:span text:style-name="T56"> </text:span><text:span text:style-name="T58">R</text:span><text:span text:style-name="T62">;</text:span><text:span text:style-name="T56"> </text:span><text:span text:style-name="T57">p</text:span><text:span text:style-name="T61">ara más información,</text:span><text:span text:style-name="T63"> por favor </text:span><text:span text:style-name="T61">consulte</text:span><text:span text:style-name="T63"> </text:span><text:span text:style-name="T61">la página de ayuda </text:span><text:span text:style-name="T73">sobre</text:span><text:span text:style-name="T61"> cada tipo </text:span><text:span text:style-name="T73">de objeto</text:span><text:span text:style-name="T61">, así como el </text:span><text:span text:style-name="T68">tomo </text:span><text:span text:style-name="T73">sobre</text:span><text:span text:style-name="T61"> </text:span><text:span text:style-name="T53">la</text:span><text:span text:style-name="T52"> definición del lenguaje</text:span><text:span text:style-name="T64"> </text:span><text:span text:style-name="T65">de </text:span><text:span text:style-name="T66">los manuales de la documentación</text:span><text:span text:style-name="T65">.</text:span></text:p>
      <text:p text:style-name="P14">Las funciones <text:span text:style-name="T1">all.names()</text:span> y <text:span text:style-name="T1">var.names()</text:span> son <text:span text:style-name="T90">herramientas</text:span><text:span text:style-name="T81"> que permiten</text:span> descomponer <text:span text:style-name="T90">la sintaxis de</text:span> un conjunto de sentencias válidas, <text:span text:style-name="T90">aunque todavía no evaluadas,</text:span> del lenguaje. <text:span text:style-name="T82">La primera identifica</text:span><text:span text:style-name="T90">rá</text:span><text:span text:style-name="T82"> variables, funciones y operadores, </text:span><text:span text:style-name="T97">mientras que </text:span><text:span text:style-name="T82">la segunda solo identifica</text:span><text:span text:style-name="T90">rá</text:span><text:span text:style-name="T82"> nombres de variables u objetos.</text:span></text:p>
      <text:h text:style-name="P7" text:outline-level="3"><text:bookmark-start text:name="__RefHeading___Toc3136_4218937829"/><text:span text:style-name="T90">5</text:span><text:span text:style-name="T54">. </text:span>Valor <text:span text:style-name="T54">devuelto</text:span><text:bookmark-end text:name="__RefHeading___Toc3136_4218937829"/></text:h>
      <text:p text:style-name="P15">La función <text:span text:style-name="T1">all.names()</text:span> devolverá un vector de caracteres con los nombres de las variables, funciones y operadores que encuentre en una sentencia <text:span text:style-name="T81">sin evaluar</text:span> <text:span text:style-name="T81">de código de </text:span><text:span text:style-name="T9">R</text:span>.</text:p>
      <text:p text:style-name="P15">La función <text:span text:style-name="T1">all.names()</text:span> devolverá un vector de caracteres con los nombres de las variables que encuentre en una sentencia <text:span text:style-name="T81">sin evaluar</text:span> <text:span text:style-name="T81">de código de </text:span><text:span text:style-name="T9">R</text:span>.</text:p>
      <text:h text:style-name="P32" text:outline-level="3"><text:bookmark-start text:name="__RefHeading___Toc1006_3405708704"/>6. Referencias<text:bookmark-end text:name="__RefHeading___Toc1006_3405708704"/></text:h>
      <text:p text:style-name="Text_20_body"><text:span text:style-name="T74">R Core Team. </text:span><text:a xlink:type="simple" xlink:href="https://cran.r-project.org/doc/manuals/R-lang.html." text:style-name="Internet_20_link" text:visited-style-name="Visited_20_Internet_20_Link"><text:span text:style-name="T76">R Language Definition</text:span></text:a><text:span text:style-name="T74">. The R Manuals. </text:span><text:span text:style-name="T75">Viena: </text:span><text:span text:style-name="T74">The R Foundation, 2021.</text:span></text:p>
      <text:h text:style-name="P8" text:outline-level="3"><text:bookmark-start text:name="__RefHeading___Toc3138_4218937829"/><text:span text:style-name="T90">7</text:span><text:span text:style-name="T54">. </text:span>Véase también<text:bookmark-end text:name="__RefHeading___Toc3138_4218937829"/></text:h>
      <text:p text:style-name="P17"><text:span text:style-name="T28">substitute</text:span><text:span text:style-name="T16">()</text:span><text:span text:style-name="T14"> para reemplazar símbolos </text:span><text:span text:style-name="T15">por</text:span><text:span text:style-name="T14"> valores en una expresión.</text:span></text:p>
      <text:h text:style-name="P9" text:outline-level="3"><text:bookmark-start text:name="__RefHeading___Toc3531_3405708704"/><text:span text:style-name="T91">8</text:span><text:span text:style-name="T54">. </text:span><text:span text:style-name="T91">Ejemplos</text:span><text:bookmark-end text:name="__RefHeading___Toc3531_3405708704"/></text:h>
      <text:p text:style-name="P11"><text:tab/>all.names(expression(sin(x+y)))</text:p>
      <text:p text:style-name="P33"><text:tab/>all.names(quote(sin(x+y))) # <text:span text:style-name="T94">o una llamada</text:span></text:p>
      <text:p text:style-name="P21"><text:tab/>all.vars(expression(sin(x+y)))</text:p>
      <text:p text:style-name="P21"/>
      <text:h text:style-name="P23" text:outline-level="3"><text:bookmark-start text:name="__RefHeading___Toc3533_3405708704"/><text:span text:style-name="T30">9</text:span><text:span text:style-name="T31">. </text:span><text:span text:style-name="T30">Código fuente</text:span><text:bookmark-end text:name="__RefHeading___Toc3533_3405708704"/></text:h>
      <text:h text:style-name="P38" text:outline-level="4"><text:bookmark-start text:name="__RefHeading___Toc3535_3405708704"/><text:span text:style-name="T60">A. </text:span>all.names()<text:bookmark-end text:name="__RefHeading___Toc3535_3405708704"/></text:h>
      <text:p text:style-name="P35"><text:tab/>function(expr, functions = TRUE, max.names = -1L, unique = FALSE) </text:p>
      <text:p text:style-name="P35"><text:tab/><text:tab/>.Internal(all.names(expr, functions, max.names, unique))</text:p>
      <text:h text:style-name="P38" text:outline-level="4"><text:bookmark-start text:name="__RefHeading___Toc3537_3405708704"/><text:span text:style-name="T79">B</text:span><text:span text:style-name="T60">. </text:span>all.<text:span text:style-name="T92">vars</text:span>()<text:bookmark-end text:name="__RefHeading___Toc3537_3405708704"/></text:h>
      <text:p text:style-name="P34"><text:tab/>function(expr, functions = FALSE, max.names = -1L, unique = TRUE) </text:p>
      <text:p text:style-name="P34"><text:tab/><text:tab/>.Internal(all.names(expr, functions, max.names, unique)) </text:p>
      <text:p text:style-name="P24"/>
      <text:h text:style-name="P23" text:outline-level="3"><text:bookmark-start text:name="__RefHeading___Toc3539_3405708704"/><text:span text:style-name="T33">10</text:span><text:span text:style-name="T32">. </text:span><text:span text:style-name="T34">Sobre la traducción</text:span><text:bookmark-end text:name="__RefHeading___Toc3539_3405708704"/></text:h>
      <text:p text:style-name="P18"><text:span text:style-name="T17">La t</text:span><text:span text:style-name="T18">raduc</text:span><text:span text:style-name="T17">ción</text:span><text:span text:style-name="T18"> al español </text:span><text:span text:style-name="T17">de esta página </text:span><text:span text:style-name="T19">de ayuda</text:span><text:span text:style-name="T17"> </text:span><text:span text:style-name="T23">fue actualizada </text:span><text:span text:style-name="T17">el </text:span><text:span text:style-name="T22">03</text:span><text:span text:style-name="T18"> de mayo de 202</text:span><text:span text:style-name="T22">1 </text:span><text:span text:style-name="T23">y </text:span><text:span text:style-name="T17">está basada en la </text:span><text:span text:style-name="T20">d</text:span><text:span text:style-name="T17">ocumentación </text:span><text:span text:style-name="T20">original de</text:span><text:span text:style-name="T27"> </text:span><text:span text:style-name="T35">R</text:span><text:span text:style-name="T20"> </text:span><text:span text:style-name="T21">en inglés</text:span><text:span text:style-name="T36"> </text:span><text:span text:style-name="T17">para </text:span><text:span text:style-name="T20">la</text:span><text:span text:style-name="T17"> versión </text:span><text:span text:style-name="T37">4.0.</text:span><text:span text:style-name="T38">3</text:span><text:span text:style-name="T22">. </text:span><text:span text:style-name="T24">La revisión técnica de esta </text:span><text:soft-page-break/><text:span text:style-name="T24">página de ayuda todavía no ha sido realizada. </text:span><text:span text:style-name="T26">S</text:span><text:span text:style-name="T25">i deseas participar </text:span><text:span text:style-name="T26">realizando la revisión técnica</text:span><text:span text:style-name="T25"> por favor dirígete a la página del proyecto en: </text:span><text:span text:style-name="T29">https://github.com/sicabi/documentacionR</text:span><text:span text:style-name="T2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sans-serif" fo:font-size="10pt" officeooo:paragraph-rsid="002a3d16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1pt" style:font-size-asian="11pt" style:font-size-complex="11pt"/>
    </style:style>
    <style:style style:name="MT1" style:family="text">
      <style:text-properties style:font-name="Liberation Mono"/>
    </style:style>
    <style:style style:name="MT2" style:family="text">
      <style:text-properties style:font-name="Liberation Mono" fo:font-style="italic" style:font-style-asian="italic" style:font-style-complex="italic"/>
    </style:style>
    <style:style style:name="MT3" style:family="text">
      <style:text-properties fo:color="#808080" loext:opacity="100%" style:font-name="Liberation Mono" officeooo:rsid="0039fe0f"/>
    </style:style>
    <style:style style:name="MT4" style:family="text">
      <style:text-properties fo:color="#808080" loext:opacity="100%" style:font-name="Liberation Mono" officeooo:rsid="0023b62d"/>
    </style:style>
    <style:style style:name="MT5" style:family="text">
      <style:text-properties fo:color="#808080" loext:opacity="100%" style:font-name="Liberation Mono" officeooo:rsid="00262c57"/>
    </style:style>
    <style:style style:name="MT6" style:family="text">
      <style:text-properties fo:color="#000000" loext:opacity="100%" style:font-name="Liberation Sans" officeooo:rsid="001cf925"/>
    </style:style>
    <style:style style:name="MT7" style:family="text">
      <style:text-properties fo:color="#808080" loext:opacity="100%" style:font-name="Liberation Mono" fo:font-weight="bold" officeooo:rsid="001cf925" style:font-weight-asian="bold" style:font-weight-complex="bold"/>
    </style:style>
    <style:style style:name="MT8" style:family="text">
      <style:text-properties fo:color="#0000ff" loext:opacity="100%" style:font-name="Liberation Sans" fo:font-weight="bold" officeooo:rsid="0023b62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ll.names</text:span> {<text:span text:style-name="MT2">base</text:span>} <text:span text:style-name="MT3">extraer</text:span><text:span text:style-name="MT4">.</text:span><text:span text:style-name="MT3">nombres</text:span><text:span text:style-name="MT5"><text:tab/><text:tab/><text:tab/><text:tab/><text:tab/> <text:s text:c="3"/></text:span><text:span text:style-name="MT6">Documentación de </text:span><text:span text:style-name="MT7">R</text:span><text:span text:style-name="MT6"> </text:span><text:span text:style-name="MT8">4.0.3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10-01T23:08:09.676837575</meta:creation-date>
    <dc:date>2021-05-03T14:36:07.641687938</dc:date>
    <meta:editing-duration>PT5H24M55S</meta:editing-duration>
    <meta:editing-cycles>41</meta:editing-cycles>
    <meta:generator>LibreOffice/7.1.2.2$MacOSX_X86_64 LibreOffice_project/8a45595d069ef5570103caea1b71cc9d82b2aae4</meta:generator>
    <meta:document-statistic meta:table-count="1" meta:image-count="0" meta:object-count="0" meta:page-count="3" meta:paragraph-count="64" meta:word-count="511" meta:character-count="3268" meta:non-whitespace-character-count="2801"/>
  </office:meta>
</office:document-meta>
</file>